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7cm" fo:min-width="1.087cm"/>
    </style:style>
    <style:style style:name="gr6" style:family="graphic" style:parent-style-name="standard">
      <style:graphic-properties draw:stroke="none" dr3d:vertical-segments="16" dr3d:backface-culling="disabled" dr3d:close-front="true" dr3d:close-back="true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1.072cm"/>
    </style:style>
    <style:style style:name="gr8" style:family="graphic" style:parent-style-name="standard">
      <style:graphic-properties draw:auto-grow-height="false" fo:min-height="1.307cm" fo:min-width="2.327cm" fo:wrap-option="wrap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5.68cm" svg:height="6.123cm" svg:x="3.66cm" svg:y="2.868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 dr3d:transform="matrix (1 0 0 0 1 0 0 0 1 -6.67355830581648cm -11.7791794937076cm 4.2872707197884cm)"/>
          <dr3d:cube draw:style-name="gr2" draw:layer="layout" dr3d:transform="matrix (0.5 0 0 0 0.5 0 0 0 0.5 0cm 0cm 0cm)"/>
          <dr3d:cube draw:style-name="gr2" draw:layer="layout" dr3d:transform="matrix (0.5 0 0 0 0.5 0 0 0 0.5 0cm 0cm 0cm)"/>
          <dr3d:cube draw:style-name="gr2" draw:layer="layout" dr3d:transform="matrix (0.5 0 0 0 0.5 0 0 0 0.5 0cm 0cm 0cm)"/>
        </dr3d:scene>
        <draw:line draw:style-name="gr3" draw:text-style-name="P1" draw:layer="layout" svg:x1="7.667cm" svg:y1="4.492cm" svg:x2="7.667cm" svg:y2="9.255cm">
          <text:p/>
        </draw:line>
        <draw:line draw:style-name="gr3" draw:text-style-name="P1" draw:layer="layout" svg:x1="7.667cm" svg:y1="9.255cm" svg:x2="4.81cm" svg:y2="9.255cm">
          <text:p/>
        </draw:line>
        <draw:line draw:style-name="gr3" draw:text-style-name="P1" draw:layer="layout" svg:x1="14.335cm" svg:y1="4.492cm" svg:x2="14.335cm" svg:y2="21.32cm">
          <text:p/>
        </draw:line>
        <draw:frame draw:style-name="gr4" draw:text-style-name="P2" draw:layer="layout" svg:width="3.492cm" svg:height="0.962cm" svg:x="7.35cm" svg:y="1.625cm">
          <draw:text-box>
            <text:p>Marker4</text:p>
          </draw:text-box>
        </draw:frame>
        <draw:frame draw:style-name="gr4" draw:text-style-name="P2" draw:layer="layout" svg:width="3.492cm" svg:height="0.962cm" svg:x="14.652cm" svg:y="8.937cm">
          <draw:text-box>
            <text:p>Marker2</text:p>
          </draw:text-box>
        </draw:frame>
        <draw:frame draw:style-name="gr4" draw:text-style-name="P2" draw:layer="layout" svg:width="3.492cm" svg:height="0.962cm" svg:x="1.318cm" svg:y="10.842cm">
          <draw:text-box>
            <text:p>Marker3</text:p>
          </draw:text-box>
        </draw:frame>
        <draw:custom-shape draw:style-name="gr5" draw:text-style-name="P3" draw:layer="layout" svg:width="1.587cm" svg:height="1.587cm" svg:x="14.653cm" svg:y="10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87cm" svg:height="1.587cm" svg:x="2.588cm" svg:y="11.79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1cm" svg:y1="4.492cm" svg:x2="4.81cm" svg:y2="21.002cm">
          <text:p/>
        </draw:line>
        <dr3d:scene draw:style-name="gr1" svg:width="2.858cm" svg:height="1.27cm" svg:x="6.397cm" svg:y="14.652cm" dr3d:transform="matrix (1 0 0 0 -0.939692620785908 -0.342020143325669 0 0.342020143325669 -0.939692620785908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7" draw:text-style-name="P3" draw:layer="layout" svg:width="2.222cm" svg:height="1.905cm" svg:x="11.477cm" svg:y="6.7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layer="layout" svg:width="3.175cm" svg:height="1.905cm" draw:transform="rotate (1.34163459600804) translate (10.942cm 11.997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83.210912906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3d:scene draw:style-name="gr1" svg:width="2.86cm" svg:height="1.27cm" svg:x="6.397cm" svg:y="17.51cm" dr3d:transform="matrix (1 0 0 0 -0.939692620785908 -0.342020143325669 0 0.342020143325669 -0.939692620785908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dr3d:transform="matrix (1 0 0 0 1 0 0 0 1 1.74855749357323cm 0cm 0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line draw:style-name="gr3" draw:text-style-name="P1" draw:layer="layout" svg:x1="4.81cm" svg:y1="4.492cm" svg:x2="14.335cm" svg:y2="4.492cm">
          <text:p/>
        </draw:line>
        <dr3d:scene draw:style-name="gr1" svg:width="2.858cm" svg:height="1.27cm" svg:x="9.572cm" svg:y="14.652cm" dr3d:transform="matrix (1 0 0 0 -0.939692620785908 -0.342020143325669 0 0.342020143325669 -0.939692620785908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1" svg:width="2.86cm" svg:height="1.27cm" svg:x="9.572cm" svg:y="17.51cm" dr3d:transform="matrix (1 0 0 0 -0.939692620785908 -0.342020143325669 0 0.342020143325669 -0.939692620785908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dr3d:transform="matrix (1 0 0 0 1 0 0 0 1 1.74855749357323cm 0cm 0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7" draw:text-style-name="P3" draw:layer="layout" svg:width="2.222cm" svg:height="1.905cm" svg:x="5.445cm" svg:y="19.0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layer="layout" svg:width="3.175cm" svg:height="1.905cm" draw:transform="rotate (1.57707951210208) translate (7.787cm 9.049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83.210912906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3.175cm" svg:height="1.905cm" draw:transform="rotate (0.00122173047639591) translate (7.348cm 10.211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83.2109129066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9" draw:text-style-name="P4" draw:layer="layout" svg:width="1.587cm" svg:height="1.27cm" svg:x="11.795cm" svg:y="10.207cm">
          <draw:text-box>
            <text:p>1</text:p>
          </draw:text-box>
        </draw:frame>
        <draw:frame draw:style-name="gr9" draw:text-style-name="P4" draw:layer="layout" svg:width="1.587cm" svg:height="1.27cm" svg:x="7.985cm" svg:y="10.525cm">
          <draw:text-box>
            <text:p>2</text:p>
          </draw:text-box>
        </draw:frame>
        <draw:frame draw:style-name="gr9" draw:text-style-name="P4" draw:layer="layout" svg:width="1.587cm" svg:height="1.27cm" svg:x="7.985cm" svg:y="7.032cm">
          <draw:text-box>
            <text:p>3</text:p>
          </draw:text-box>
        </draw:frame>
        <draw:line draw:style-name="gr3" draw:text-style-name="P1" draw:layer="layout" svg:x1="14.335cm" svg:y1="21.32cm" svg:x2="8.302cm" svg:y2="21.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2T14:37:52.691619105</meta:creation-date>
    <dc:date>2024-08-25T22:48:38.782121788</dc:date>
    <meta:editing-duration>PT21M33S</meta:editing-duration>
    <meta:editing-cycles>3</meta:editing-cycles>
    <meta:generator>LibreOffice/7.3.7.2$Linux_X86_64 LibreOffice_project/30$Build-2</meta:generator>
    <meta:document-statistic meta:object-count="32"/>
  </office:meta>
</office:document-meta>
</file>